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0.5pt" fo:font-style="normal" fo:font-weight="bold" style:font-size-asian="10.5pt" style:font-style-asian="normal" style:font-weight-asian="bold" style:font-size-complex="10.5pt" style:font-style-complex="normal" style:font-weight-complex="bold"/>
    </style:style>
    <style:style style:name="P3" style:family="paragraph" style:parent-style-name="Standard">
      <style:paragraph-properties fo:text-align="justify" style:justify-single-word="false"/>
      <style:text-properties style:font-name="Arial" fo:font-size="13pt" fo:font-weight="bold" style:font-size-asian="13pt" style:font-weight-asian="bold" style:font-size-complex="13pt" style:font-weight-complex="bold"/>
    </style:style>
    <style:style style:name="P4" style:family="paragraph" style:parent-style-name="Standard">
      <style:paragraph-properties fo:text-align="justify" style:justify-single-word="false"/>
      <style:text-properties style:font-name="Arial"/>
    </style:style>
    <style:style style:name="P5" style:family="paragraph" style:parent-style-name="Text_20_body">
      <style:paragraph-properties fo:text-align="center" style:justify-single-word="false"/>
    </style:style>
    <style:style style:name="P6" style:family="paragraph" style:parent-style-name="Text_20_body">
      <style:paragraph-properties fo:margin-top="0cm" fo:margin-bottom="0cm" fo:text-align="center" style:justify-single-word="false"/>
      <style:text-properties style:font-name="Arial1" fo:font-size="12pt" fo:font-weight="bold"/>
    </style:style>
    <style:style style:name="T1" style:family="text">
      <style:text-properties fo:font-size="13pt" fo:font-weight="bold" style:font-size-asian="13pt" style:font-weight-asian="bold" style:font-size-complex="13pt" style:font-weight-complex="bold"/>
    </style:style>
    <style:style style:name="T2" style:family="text">
      <style:text-properties style:font-name="Arial1" fo:font-size="21pt" fo:font-style="normal" fo:font-weight="bold" style:font-size-asian="10.5pt" style:font-style-asian="normal" style:font-weight-asian="bold" style:font-size-complex="10.5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README</text:span></text:p>
      <text:p text:style-name="P6"/>
      <text:p text:style-name="P6">Praktikum Software Engeneering 1</text:p>
      <text:p text:style-name="P6">Termin 2</text:p>
      <text:p text:style-name="P6">Swaneet Sahoo, Steffen Schweneker</text:p>
      <text:p text:style-name="P6">21.11.13</text:p>
      <text:p text:style-name="P2"/>
      <text:p text:style-name="P1"/>
      <text:p text:style-name="P4">In diesem Dokument stehen Hinweise und Kommentare zu den Bearbeitungen der drei Aufgabe des zweiten SEP1 Termins.</text:p>
      <text:p text:style-name="P4"/>
      <text:p text:style-name="P4"><text:span text:style-name="T1">Aufgabe 3 - Geschäftsprozesse mit UML 2 Aktivitätsdiagrammen:</text:span></text:p>
      <text:p text:style-name="P4">Siehe „Activity.png“</text:p>
      <text:p text:style-name="P4">Wir haben die Reservierung und den Übergang einer Reservierung zur Buchung (Usecase: „Ankunft eines Kunden vermerken“) als UML Aktivitätdiagramm dargestellt. Der Check-Out ist nicht dargestellt, da das Sytem nach Ablauf der Buchungszeit automatisch das Zimmer als frei aktualisiert. Die Rückgabe des Schlüssels an die Rezeption ist kein für das System relevanter Prozess.</text:p>
      <text:p text:style-name="P4"/>
      <text:p text:style-name="P3">Aufgabe 4 - Dialogspezifikation:</text:p>
      <text:p text:style-name="P4">Siehe „Dialogspezifikation.pdf“</text:p>
      <text:p text:style-name="P4"/>
      <text:p text:style-name="P4"><text:span text:style-name="T1">Aufgabe 5 – Fachlicher Architekturentwurf:</text:span></text:p>
      <text:p text:style-name="P4">Siehe „Fachlicher Architekturentwurf.png“</text:p>
      <text:p text:style-name="P4">Die fachliche Architektur bezieht sich auf den Anwendungsfall Online-Reservierung aus der Aufgabe aus Termin 1. Auf äußerster Ebene haben wir den Anwendungskern mit Schnittstellen zu Nachbarsystemen(in diesem Fall zur Buchhaltung) sowie eine angebotene Schnittstelle zu höheren Ebenen(„IAnwendungskernKomponente“). Die nächste Ebene bildet die einzelnen Komponenten ab. Auf der untersten Ebene haben wir nun unsere Entitäten aus dem Fachlochen Datenmod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fen Schweneker</meta:initial-creator>
    <meta:creation-date>2013-11-18T17:36:37</meta:creation-date>
    <dc:date>2013-11-21T11:18:09.32</dc:date>
    <meta:editing-duration>PT43M14S</meta:editing-duration>
    <meta:editing-cycles>33</meta:editing-cycles>
    <meta:generator>OpenOffice/4.0.1$Win32 OpenOffice.org_project/401m5$Build-9714</meta:generator>
    <meta:document-statistic meta:table-count="0" meta:image-count="0" meta:object-count="0" meta:page-count="1" meta:paragraph-count="14" meta:word-count="163" meta:character-count="1254"/>
  </office:meta>
</office:document-meta>
</file>